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2年10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8"/>October <text:s/>- 2013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82567" calcext:value-type="float">
            <text:p><text:s/>582,567 </text:p>
          </table:table-cell>
          <table:table-cell table:style-name="ce30" office:value-type="float" office:value="3086" calcext:value-type="float">
            <text:p><text:s/>3,086 </text:p>
          </table:table-cell>
          <table:table-cell table:style-name="ce30" office:value-type="float" office:value="29894" calcext:value-type="float">
            <text:p><text:s/>29,89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527088" calcext:value-type="float">
            <text:p><text:s/>527,088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1033" calcext:value-type="float">
            <text:p><text:s/>1,033 </text:p>
          </table:table-cell>
          <table:table-cell table:style-name="ce30" office:value-type="float" office:value="22191" calcext:value-type="float">
            <text:p><text:s/>22,191 </text:p>
          </table:table-cell>
          <table:table-cell table:style-name="ce30" office:value-type="float" office:value="61" calcext:value-type="float">
            <text:p><text:s/>61 </text:p>
          </table:table-cell>
          <table:table-cell table:style-name="ce30" office:value-type="float" office:value="853" calcext:value-type="float">
            <text:p><text:s/>853 </text:p>
          </table:table-cell>
          <table:table-cell table:style-name="ce30" office:value-type="float" office:value="4572" calcext:value-type="float">
            <text:p><text:s/>4,572 </text:p>
          </table:table-cell>
          <table:table-cell table:style-name="ce30" office:value-type="float" office:value="3394" calcext:value-type="float">
            <text:p><text:s/>3,394 </text:p>
          </table:table-cell>
          <table:table-cell table:style-name="ce30" office:value-type="float" office:value="1178" calcext:value-type="float">
            <text:p><text:s/>1,178 </text:p>
          </table:table-cell>
          <table:table-cell table:style-name="ce30" office:value-type="float" office:value="98" calcext:value-type="float">
            <text:p><text:s/>98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1753" calcext:value-type="float">
            <text:p><text:s/>181,753 </text:p>
          </table:table-cell>
          <table:table-cell table:style-name="ce30" office:value-type="float" office:value="1429" calcext:value-type="float">
            <text:p><text:s/>1,429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1973" calcext:value-type="float">
            <text:p><text:s/>171,973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862" calcext:value-type="float">
            <text:p><text:s/>862 </text:p>
          </table:table-cell>
          <table:table-cell table:style-name="ce30" office:value-type="float" office:value="8406" calcext:value-type="float">
            <text:p><text:s/>8,406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429" calcext:value-type="float">
            <text:p><text:s/>429 </text:p>
          </table:table-cell>
          <table:table-cell table:style-name="ce30" office:value-type="float" office:value="1512" calcext:value-type="float">
            <text:p><text:s/>1,512 </text:p>
          </table:table-cell>
          <table:table-cell table:style-name="ce30" office:value-type="float" office:value="1374" calcext:value-type="float">
            <text:p><text:s/>1,374 </text:p>
          </table:table-cell>
          <table:table-cell table:style-name="ce30" office:value-type="float" office:value="138" calcext:value-type="float">
            <text:p><text:s/>138 </text:p>
          </table:table-cell>
          <table:table-cell table:style-name="ce30" office:value-type="float" office:value="31" calcext:value-type="float">
            <text:p><text:s/>31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595" calcext:value-type="float">
            <text:p><text:s/>82,595 </text:p>
          </table:table-cell>
          <table:table-cell table:style-name="ce30" office:value-type="float" office:value="370" calcext:value-type="float">
            <text:p><text:s/>370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029" calcext:value-type="float">
            <text:p><text:s/>74,02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7" calcext:value-type="float">
            <text:p><text:s/>57 </text:p>
          </table:table-cell>
          <table:table-cell table:style-name="ce30" office:value-type="float" office:value="1648" calcext:value-type="float">
            <text:p><text:s/>1,64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9" calcext:value-type="float">
            <text:p><text:s/>169 </text:p>
          </table:table-cell>
          <table:table-cell table:style-name="ce30" office:value-type="float" office:value="500" calcext:value-type="float">
            <text:p><text:s/>500 </text:p>
          </table:table-cell>
          <table:table-cell table:style-name="ce30" office:value-type="float" office:value="356" calcext:value-type="float">
            <text:p><text:s/>356 </text:p>
          </table:table-cell>
          <table:table-cell table:style-name="ce30" office:value-type="float" office:value="144" calcext:value-type="float">
            <text:p><text:s/>144 </text:p>
          </table:table-cell>
          <table:table-cell table:style-name="ce30" office:value-type="float" office:value="28" calcext:value-type="float">
            <text:p><text:s/>2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4135" calcext:value-type="float">
            <text:p><text:s/>54,135 </text:p>
          </table:table-cell>
          <table:table-cell table:style-name="ce30" office:value-type="float" office:value="104" calcext:value-type="float">
            <text:p><text:s/>104 </text:p>
          </table:table-cell>
          <table:table-cell table:style-name="ce30" office:value-type="float" office:value="9196" calcext:value-type="float">
            <text:p><text:s/>9,19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7" calcext:value-type="float">
            <text:p><text:s/>17 </text:p>
          </table:table-cell>
          <table:table-cell table:style-name="ce30" office:value-type="float" office:value="42457" calcext:value-type="float">
            <text:p><text:s/>42,45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" calcext:value-type="float">
            <text:p><text:s/>13 </text:p>
          </table:table-cell>
          <table:table-cell table:style-name="ce30" office:value-type="float" office:value="2238" calcext:value-type="float">
            <text:p><text:s/>2,23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1" calcext:value-type="float">
            <text:p><text:s/>51 </text:p>
          </table:table-cell>
          <table:table-cell table:style-name="ce30" office:value-type="float" office:value="267" calcext:value-type="float">
            <text:p><text:s/>267 </text:p>
          </table:table-cell>
          <table:table-cell table:style-name="ce30" office:value-type="float" office:value="244" calcext:value-type="float">
            <text:p><text:s/>244 </text:p>
          </table:table-cell>
          <table:table-cell table:style-name="ce30" office:value-type="float" office:value="23" calcext:value-type="float">
            <text:p><text:s/>2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1966" calcext:value-type="float">
            <text:p><text:s/>21,966 </text:p>
          </table:table-cell>
          <table:table-cell table:style-name="ce30" office:value-type="float" office:value="51" calcext:value-type="float">
            <text:p><text:s/>51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184" calcext:value-type="float">
            <text:p><text:s/>17,18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945" calcext:value-type="float">
            <text:p><text:s/>94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9" calcext:value-type="float">
            <text:p><text:s/>49 </text:p>
          </table:table-cell>
          <table:table-cell table:number-columns-repeated="2" table:style-name="ce30" office:value-type="float" office:value="228" calcext:value-type="float">
            <text:p><text:s/>22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6664" calcext:value-type="float">
            <text:p><text:s/>116,664 </text:p>
          </table:table-cell>
          <table:table-cell table:style-name="ce30" office:value-type="float" office:value="755" calcext:value-type="float">
            <text:p><text:s/>755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3436" calcext:value-type="float">
            <text:p><text:s/>113,43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8" calcext:value-type="float">
            <text:p><text:s/>68 </text:p>
          </table:table-cell>
          <table:table-cell table:style-name="ce30" office:value-type="float" office:value="2649" calcext:value-type="float">
            <text:p><text:s/>2,64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8" calcext:value-type="float">
            <text:p><text:s/>118 </text:p>
          </table:table-cell>
          <table:table-cell table:style-name="ce30" office:value-type="float" office:value="979" calcext:value-type="float">
            <text:p><text:s/>979 </text:p>
          </table:table-cell>
          <table:table-cell table:style-name="ce30" office:value-type="float" office:value="410" calcext:value-type="float">
            <text:p><text:s/>410 </text:p>
          </table:table-cell>
          <table:table-cell table:style-name="ce30" office:value-type="float" office:value="569" calcext:value-type="float">
            <text:p><text:s/>569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22635" calcext:value-type="float">
            <text:p><text:s/>122,635 </text:p>
          </table:table-cell>
          <table:table-cell table:style-name="ce30" office:value-type="float" office:value="377" calcext:value-type="float">
            <text:p><text:s/>377 </text:p>
          </table:table-cell>
          <table:table-cell table:style-name="ce30" office:value-type="float" office:value="9877" calcext:value-type="float">
            <text:p><text:s/>9,87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105803" calcext:value-type="float">
            <text:p><text:s/>105,80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1" calcext:value-type="float">
            <text:p><text:s/>31 </text:p>
          </table:table-cell>
          <table:table-cell table:style-name="ce30" office:value-type="float" office:value="6179" calcext:value-type="float">
            <text:p><text:s/>6,179 </text:p>
          </table:table-cell>
          <table:table-cell table:style-name="ce30" office:value-type="float" office:value="60" calcext:value-type="float">
            <text:p><text:s/>60 </text:p>
          </table:table-cell>
          <table:table-cell table:style-name="ce30" office:value-type="float" office:value="37" calcext:value-type="float">
            <text:p><text:s/>37 </text:p>
          </table:table-cell>
          <table:table-cell table:style-name="ce30" office:value-type="float" office:value="1080" calcext:value-type="float">
            <text:p><text:s/>1,080 </text:p>
          </table:table-cell>
          <table:table-cell table:style-name="ce30" office:value-type="float" office:value="776" calcext:value-type="float">
            <text:p><text:s/>776 </text:p>
          </table:table-cell>
          <table:table-cell table:style-name="ce30" office:value-type="float" office:value="304" calcext:value-type="float">
            <text:p><text:s/>304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754" calcext:value-type="float">
            <text:p><text:s/>2,754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18" calcext:value-type="float">
            <text:p><text:s/>1,0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4" calcext:value-type="float">
            <text:p><text:s/>6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1787" calcext:value-type="float">
            <text:p><text:s/>41,787 </text:p>
          </table:table-cell>
          <table:table-cell table:style-name="ce31" office:value-type="float" office:value="204" calcext:value-type="float">
            <text:p><text:s/>204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059" calcext:value-type="float">
            <text:p><text:s/>37,05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04" calcext:value-type="float">
            <text:p><text:s/>3,80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4" calcext:value-type="float">
            <text:p><text:s/>394 </text:p>
          </table:table-cell>
          <table:table-cell table:style-name="ce31" office:value-type="float" office:value="190" calcext:value-type="float">
            <text:p><text:s/>190 </text:p>
          </table:table-cell>
          <table:table-cell table:style-name="ce31" office:value-type="float" office:value="204" calcext:value-type="float">
            <text:p><text:s/>204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423" calcext:value-type="float">
            <text:p><text:s/>5,423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43" calcext:value-type="float">
            <text:p><text:s/>3,9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39" calcext:value-type="float">
            <text:p><text:s/>33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074" calcext:value-type="float">
            <text:p><text:s/>2,074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94" calcext:value-type="float">
            <text:p><text:s/>1,79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7" calcext:value-type="float">
            <text:p><text:s/>25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856" calcext:value-type="float">
            <text:p><text:s/>5,856 </text:p>
          </table:table-cell>
          <table:table-cell table:style-name="ce31" office:value-type="float" office:value="63" calcext:value-type="float">
            <text:p><text:s/>63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66" calcext:value-type="float">
            <text:p><text:s/>4,86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393" calcext:value-type="float">
            <text:p><text:s/>393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0" calcext:value-type="float">
            <text:p><text:s/>400 </text:p>
          </table:table-cell>
          <table:table-cell table:style-name="ce31" office:value-type="float" office:value="358" calcext:value-type="float">
            <text:p><text:s/>358 </text:p>
          </table:table-cell>
          <table:table-cell table:style-name="ce31" office:value-type="float" office:value="42" calcext:value-type="float">
            <text:p><text:s/>4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36" calcext:value-type="float">
            <text:p><text:s/>1,936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76" calcext:value-type="float">
            <text:p><text:s/>1,77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351" calcext:value-type="float">
            <text:p><text:s/>2,35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11" calcext:value-type="float">
            <text:p><text:s/>1,9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9" calcext:value-type="float">
            <text:p><text:s/>1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747" calcext:value-type="float">
            <text:p><text:s/>2,7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37" calcext:value-type="float">
            <text:p><text:s/>2,2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" calcext:value-type="float">
            <text:p><text:s/>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6" calcext:value-type="float">
            <text:p><text:s/>2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69" calcext:value-type="float">
            <text:p><text:s/>13,069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73" calcext:value-type="float">
            <text:p><text:s/>12,17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752" calcext:value-type="float">
            <text:p><text:s/>75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42" calcext:value-type="float">
            <text:p><text:s/>64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0" calcext:value-type="float">
            <text:p><text:s/>9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0" calcext:value-type="float">
            <text:p><text:s/>2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08" calcext:value-type="float">
            <text:p><text:s/>2,708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47" calcext:value-type="float">
            <text:p><text:s/>2,6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8" calcext:value-type="float">
            <text:p><text:s/>5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83" calcext:value-type="float">
            <text:p><text:s/>83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534" calcext:value-type="float">
            <text:p><text:s/>17,534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462" calcext:value-type="float">
            <text:p><text:s/>16,46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26" calcext:value-type="float">
            <text:p><text:s/>1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403" calcext:value-type="float">
            <text:p><text:s/>7,403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763" calcext:value-type="float">
            <text:p><text:s/>6,76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523" calcext:value-type="float">
            <text:p><text:s/>5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63" calcext:value-type="float">
            <text:p><text:s/>63 </text:p>
          </table:table-cell>
          <table:table-cell table:style-name="ce31" office:value-type="float" office:value="57" calcext:value-type="float">
            <text:p><text:s/>57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158" calcext:value-type="float">
            <text:p><text:s/>16,158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451" calcext:value-type="float">
            <text:p><text:s/>12,4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4" calcext:value-type="float">
            <text:p><text:s/>17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819" calcext:value-type="float">
            <text:p><text:s/>2,8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206" calcext:value-type="float">
            <text:p><text:s/>2,2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26" calcext:value-type="float">
            <text:p><text:s/>12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6" calcext:value-type="float">
            <text:p><text:s/>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281" calcext:value-type="float">
            <text:p><text:s/>2,28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160" calcext:value-type="float">
            <text:p><text:s/>2,1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5" calcext:value-type="float">
            <text:p><text:s/>1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38" calcext:value-type="float">
            <text:p><text:s/>53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3-12-12T11:52:38</dc:date>
    <meta:print-date>2013-12-12T11:50:57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